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8-04_15-48-35_000.jpg</text:p>
          </table:table-cell>
          <table:table-cell table:style-name="ce26" office:value-type="string">
            <text:p>:bookmemo / 読んだ本：読み始め / 『つながるいのち　生物多様性からのメッセージ』 / 著者=日本環境ジャーナリストの会、著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：読み始め / 『つながるいのち　生物多様性からのメッセージ』 / 著者=日本環境ジャーナリストの会、著 / 目次">
            <text:p>:bookmemo / 読んだ本：読み始め / 『つながるいのち　生物多様性からのメッセージ』 / 著者=日本環境ジャーナリストの会、著 / 目次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3-08-04_15-49-32_000.jpg</text:p>
          </table:table-cell>
          <table:table-cell table:style-name="ce26" office:value-type="string">
            <text:p>:bookmemo / 読んだ本：読み始め / 『つながるいのち　生物多様性からのメッセージ』 / 著者=日本環境ジャーナリストの会、著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：読み始め / 『つながるいのち　生物多様性からのメッセージ』 / 著者=日本環境ジャーナリストの会、著 / 目次">
            <text:p>:bookmemo / 読んだ本：読み始め / 『つながるいのち　生物多様性からのメッセージ』 / 著者=日本環境ジャーナリストの会、著 / 目次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8" office:value-type="string">
            <text:p>2023-08-04_07-16-41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 office:value-type="string">
            <text:p>2023-08-04_00-43-4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string">
            <text:p>2023-08-04_09-39-32_000.jpg</text:p>
          </table:table-cell>
          <table:table-cell table:style-name="ce26" office:value-type="string">
            <text:p>:m / daylog メモ / date=0802;0803 / other=~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/ daylog メモ / date=0802;0803 / other=~ / 2023">
            <text:p>:m / daylog メモ / date=0802;0803 / other=~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8" office:value-type="string">
            <text:p>2023-08-03_21-14-2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 office:value-type="string">
            <text:p>2023-08-04_13-04-0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8-04_07-18-0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7" office:value-type="string">
            <text:p>2023-08-03_20-25-53_000.mp4</text:p>
          </table:table-cell>
          <table:table-cell table:style-name="ce26" office:value-type="string">
            <text:p>:VIDEO / 記録 / topic=クロ。猫。公園 / location=宮前平公園, occasion=いつもの、餌遣り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記録 / topic=クロ。猫。公園 / location=宮前平公園, occasion=いつもの、餌遣り">
            <text:p>:VIDEO / 記録 / topic=クロ。猫。公園 / location=宮前平公園, occasion=いつもの、餌遣り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string">
            <text:p>2023-08-04_11-07-33_000.jpg</text:p>
          </table:table-cell>
          <table:table-cell table:style-name="ce26" office:value-type="string">
            <text:p>:m 1*2 RES / JVEMV6 64#314_asperger_sakakihara / 『アスペルガー症候群と学習障害』 著者=榊原洋一,校注=~ / p.173 / w=受容性言語障害；非言語性学習障害；,topic=~,publisher=~,other=memo+:ブロードマン図：言語中枢；memo+:発達健診；memo+:背外側前頭前野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2 RES / JVEMV6 64#314_asperger_sakakihara / 『アスペルガー症候群と学習障害』 著者=榊原洋一,校注=~ / p.173 / w=受容性言語障害；非言語性学習障害；,topic=~,publisher=~,other=memo+:ブロードマン図：言語中枢；memo+:発達健診；memo+:背外側前頭前野；">
            <text:p>:m 1*2 RES / JVEMV6 64#314_asperger_sakakihara / 『アスペルガー症候群と学習障害』 著者=榊原洋一,校注=~ / p.173 / w=受容性言語障害；非言語性学習障害；,topic=~,publisher=~,other=memo+:ブロードマン図：言語中枢；memo+:発達健診；memo+:背外側前頭前野；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8">
            <text:p>8</text:p>
          </table:table-cell>
          <table:table-cell table:style-name="ce17" office:value-type="string">
            <text:p>2023-08-04_11-07-49_000.jpg</text:p>
          </table:table-cell>
          <table:table-cell table:style-name="ce26" office:value-type="string">
            <text:p>:m 2*2 RES / JVEMV6 64#314_asperger_sakakihara / 『アスペルガー症候群と学習障害』 著者=榊原洋一,校注=~ / p.173 / w=；,topic=~,publisher=~,other=memo+:前頭前野：機能、損傷；memo+:ワーキングメモリー：機能。全体図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2 RES / JVEMV6 64#314_asperger_sakakihara / 『アスペルガー症候群と学習障害』 著者=榊原洋一,校注=~ / p.173 / w=；,topic=~,publisher=~,other=memo+:前頭前野：機能、損傷；memo+:ワーキングメモリー：機能。全体図">
            <text:p>:m 2*2 RES / JVEMV6 64#314_asperger_sakakihara / 『アスペルガー症候群と学習障害』 著者=榊原洋一,校注=~ / p.173 / w=；,topic=~,publisher=~,other=memo+:前頭前野：機能、損傷；memo+:ワーキングメモリー：機能。全体図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4">2023/08/04</text:date>, <text:time>18:04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4T18:04:00.11</dc:date>
    <dc:creator>岩淵 謙</dc:creator>
    <meta:editing-duration>P58DT1H13M52S</meta:editing-duration>
    <meta:editing-cycles>19358</meta:editing-cycles>
    <meta:document-statistic meta:table-count="2" meta:cell-count="920" meta:object-count="0"/>
    <meta:user-defined meta:name="qrichtext">1</meta:user-defined>
  </office:meta>
</office:document-meta>
</file>